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3bed6f" officeooo:paragraph-rsid="04047cec"/>
    </style:style>
    <style:style style:name="P4" style:family="paragraph" style:parent-style-name="Text_20_body">
      <style:text-properties officeooo:paragraph-rsid="0460d5aa"/>
    </style:style>
    <style:style style:name="P5" style:family="paragraph" style:parent-style-name="Text_20_body">
      <style:text-properties officeooo:rsid="04617f15" officeooo:paragraph-rsid="04617f15"/>
    </style:style>
    <style:style style:name="P6" style:family="paragraph" style:parent-style-name="Heading_20_1">
      <style:text-properties officeooo:rsid="0460d5aa" officeooo:paragraph-rsid="0460d5aa"/>
    </style:style>
    <style:style style:name="T1" style:family="text">
      <style:text-properties officeooo:rsid="04617f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[נושא הפרק…]</text:h>
      <text:p text:style-name="P4"/>
      <text:p text:style-name="P5">סיכם: [שם המחבר]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06-30T11:16:58.204582204</dc:date>
    <meta:editing-duration>P8DT8H43M6S</meta:editing-duration>
    <meta:editing-cycles>1023</meta:editing-cycles>
    <dc:creator>Erel Segal-Halevi</dc:creator>
    <meta:document-statistic meta:table-count="0" meta:image-count="0" meta:object-count="0" meta:page-count="1" meta:paragraph-count="4" meta:word-count="12" meta:character-count="50" meta:non-whitespace-character-count="42"/>
  </office:meta>
</office:document-meta>
</file>